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style>
    <style:style style:name="P3" style:parent-style-name="Título" style:family="paragraph">
      <style:paragraph-properties fo:text-align="center"/>
    </style:style>
    <style:style style:name="P4" style:parent-style-name="Subtítulo" style:family="paragraph">
      <style:paragraph-properties fo:text-align="center"/>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TDC1" style:family="paragraph">
      <style:paragraph-properties>
        <style:tab-stops>
          <style:tab-stop style:type="right" style:leader-style="dotted" style:leader-text="." style:position="7.3701in"/>
        </style:tab-stops>
      </style:paragraph-properties>
    </style:style>
    <style:style style:name="P18" style:parent-style-name="TDC1" style:family="paragraph">
      <style:paragraph-properties>
        <style:tab-stops>
          <style:tab-stop style:type="right" style:leader-style="dotted" style:leader-text="." style:position="7.3701in"/>
        </style:tab-stops>
      </style:paragraph-properties>
    </style:style>
    <style:style style:name="P19" style:parent-style-name="TDC2" style:family="paragraph">
      <style:paragraph-properties>
        <style:tab-stops>
          <style:tab-stop style:type="right" style:leader-style="dotted" style:leader-text="." style:position="7.2173in"/>
        </style:tab-stops>
      </style:paragraph-properties>
    </style:style>
    <style:style style:name="P20" style:parent-style-name="TDC2" style:family="paragraph">
      <style:paragraph-properties>
        <style:tab-stops>
          <style:tab-stop style:type="right" style:leader-style="dotted" style:leader-text="." style:position="7.2173in"/>
        </style:tab-stops>
      </style:paragraph-properties>
    </style:style>
    <style:style style:name="P21" style:parent-style-name="TDC2" style:family="paragraph">
      <style:paragraph-properties>
        <style:tab-stops>
          <style:tab-stop style:type="right" style:leader-style="dotted" style:leader-text="." style:position="7.2173in"/>
        </style:tab-stops>
      </style:paragraph-properties>
    </style:style>
    <style:style style:name="P22" style:parent-style-name="TDC2" style:family="paragraph">
      <style:paragraph-properties>
        <style:tab-stops>
          <style:tab-stop style:type="right" style:leader-style="dotted" style:leader-text="." style:position="7.2173in"/>
        </style:tab-stops>
      </style:paragraph-properties>
    </style:style>
    <style:style style:name="P23" style:parent-style-name="TDC3" style:family="paragraph">
      <style:paragraph-properties>
        <style:tab-stops>
          <style:tab-stop style:type="right" style:leader-style="dotted" style:leader-text="." style:position="7.0645in"/>
        </style:tab-stops>
      </style:paragraph-properties>
    </style:style>
    <style:style style:name="P24" style:parent-style-name="TDC3" style:family="paragraph">
      <style:paragraph-properties>
        <style:tab-stops>
          <style:tab-stop style:type="right" style:leader-style="dotted" style:leader-text="." style:position="7.0645in"/>
        </style:tab-stops>
      </style:paragraph-properties>
    </style:style>
    <style:style style:name="P25" style:parent-style-name="TDC4" style:family="paragraph">
      <style:paragraph-properties>
        <style:tab-stops>
          <style:tab-stop style:type="right" style:leader-style="dotted" style:leader-text="." style:position="6.9118in"/>
        </style:tab-stops>
      </style:paragraph-properties>
    </style:style>
    <style:style style:name="T26" style:parent-style-name="Hipervínculo" style:family="text">
      <style:text-properties fo:letter-spacing="0.0034in"/>
    </style:style>
    <style:style style:name="P27" style:parent-style-name="TDC4" style:family="paragraph">
      <style:paragraph-properties>
        <style:tab-stops>
          <style:tab-stop style:type="right" style:leader-style="dotted" style:leader-text="." style:position="6.9118in"/>
        </style:tab-stops>
      </style:paragraph-properties>
    </style:style>
    <style:style style:name="T28" style:parent-style-name="Hipervínculo" style:family="text">
      <style:text-properties fo:letter-spacing="0.0034in"/>
    </style:style>
    <style:style style:name="T29" style:parent-style-name="Hipervínculo" style:family="text">
      <style:text-properties fo:letter-spacing="0.0034in"/>
    </style:style>
    <style:style style:name="P30" style:parent-style-name="TDC4" style:family="paragraph">
      <style:paragraph-properties>
        <style:tab-stops>
          <style:tab-stop style:type="right" style:leader-style="dotted" style:leader-text="." style:position="6.9118in"/>
        </style:tab-stops>
      </style:paragraph-properties>
    </style:style>
    <style:style style:name="T31" style:parent-style-name="Hipervínculo" style:family="text">
      <style:text-properties fo:letter-spacing="0.0034in"/>
    </style:style>
    <style:style style:name="P32" style:parent-style-name="TDC4" style:family="paragraph">
      <style:paragraph-properties>
        <style:tab-stops>
          <style:tab-stop style:type="right" style:leader-style="dotted" style:leader-text="." style:position="6.9118in"/>
        </style:tab-stops>
      </style:paragraph-properties>
    </style:style>
    <style:style style:name="T33" style:parent-style-name="Hipervínculo" style:family="text">
      <style:text-properties fo:letter-spacing="0.0034in"/>
    </style:style>
    <style:style style:name="P34" style:parent-style-name="TDC4" style:family="paragraph">
      <style:paragraph-properties>
        <style:tab-stops>
          <style:tab-stop style:type="right" style:leader-style="dotted" style:leader-text="." style:position="6.9118in"/>
        </style:tab-stops>
      </style:paragraph-properties>
    </style:style>
    <style:style style:name="T35" style:parent-style-name="Hipervínculo" style:family="text">
      <style:text-properties fo:letter-spacing="0.0034in"/>
    </style:style>
    <style:style style:name="P36" style:parent-style-name="TDC2" style:family="paragraph">
      <style:paragraph-properties>
        <style:tab-stops>
          <style:tab-stop style:type="right" style:leader-style="dotted" style:leader-text="." style:position="7.2173in"/>
        </style:tab-stops>
      </style:paragraph-properties>
    </style:style>
    <style:style style:name="P37" style:parent-style-name="TDC2" style:family="paragraph">
      <style:paragraph-properties>
        <style:tab-stops>
          <style:tab-stop style:type="right" style:leader-style="dotted" style:leader-text="." style:position="7.2173in"/>
        </style:tab-stops>
      </style:paragraph-properties>
    </style:style>
    <style:style style:name="P38" style:parent-style-name="TDC3" style:family="paragraph">
      <style:paragraph-properties>
        <style:tab-stops>
          <style:tab-stop style:type="right" style:leader-style="dotted" style:leader-text="." style:position="7.0645in"/>
        </style:tab-stops>
      </style:paragraph-properties>
    </style:style>
    <style:style style:name="P39" style:parent-style-name="TDC3" style:family="paragraph">
      <style:paragraph-properties>
        <style:tab-stops>
          <style:tab-stop style:type="right" style:leader-style="dotted" style:leader-text="." style:position="7.0645in"/>
        </style:tab-stops>
      </style:paragraph-properties>
    </style:style>
    <style:style style:name="P40" style:parent-style-name="TDC2" style:family="paragraph">
      <style:paragraph-properties>
        <style:tab-stops>
          <style:tab-stop style:type="right" style:leader-style="dotted" style:leader-text="." style:position="7.2173in"/>
        </style:tab-stops>
      </style:paragraph-properties>
    </style:style>
    <style:style style:name="P41" style:parent-style-name="Normal" style:family="paragraph">
      <style:paragraph-properties fo:text-align="end"/>
    </style:style>
    <style:style style:name="P42" style:parent-style-name="Normal" style:family="paragraph">
      <style:paragraph-properties fo:text-align="end"/>
    </style:style>
    <style:style style:name="P43" style:parent-style-name="Normal" style:family="paragraph">
      <style:paragraph-properties fo:text-align="end"/>
    </style:style>
    <style:style style:name="P44" style:parent-style-name="Normal" style:family="paragraph">
      <style:paragraph-properties fo:text-align="end"/>
    </style:style>
    <style:style style:name="P45" style:parent-style-name="Normal" style:family="paragraph">
      <style:paragraph-properties fo:text-align="end"/>
    </style:style>
    <style:style style:name="P46" style:parent-style-name="TDC3" style:family="paragraph">
      <style:paragraph-properties fo:margin-left="0.3097in">
        <style:tab-stops/>
      </style:paragraph-properties>
    </style:style>
    <style:style style:name="P47" style:parent-style-name="Normal" style:family="paragraph">
      <style:paragraph-properties fo:text-align="end"/>
    </style:style>
    <style:style style:name="T48" style:parent-style-name="Fuentedepárrafopredeter." style:family="text">
      <style:text-properties style:font-name="Times New Roman" fo:font-size="14pt" style:font-size-asian="14pt" style:font-size-complex="14pt"/>
    </style:style>
    <style:style style:name="T49" style:parent-style-name="Fuentedepárrafopredeter." style:family="text">
      <style:text-properties style:font-name="Times New Roman" fo:font-size="14pt" style:font-size-asian="14pt" style:font-size-complex="14pt"/>
    </style:style>
    <style:style style:name="T50" style:parent-style-name="Fuentedepárrafopredeter." style:family="text">
      <style:text-properties style:font-name="Times New Roman" fo:font-size="14pt" style:font-size-asian="14pt" style:font-size-complex="14pt"/>
    </style:style>
    <style:style style:name="T51" style:parent-style-name="Fuentedepárrafopredeter." style:family="text">
      <style:text-properties style:font-name="Times New Roman" fo:font-size="14pt" style:font-size-asian="14pt" style:font-size-complex="14pt"/>
    </style:style>
    <style:style style:name="T52" style:parent-style-name="Fuentedepárrafopredeter." style:family="text">
      <style:text-properties style:font-name="Times New Roman" fo:font-size="14pt" style:font-size-asian="14pt" style:font-size-complex="14pt"/>
    </style:style>
    <style:style style:name="T53" style:parent-style-name="Fuentedepárrafopredeter." style:family="text">
      <style:text-properties style:font-name="Times New Roman" fo:font-size="14pt" style:font-size-asian="14pt" style:font-size-complex="14pt"/>
    </style:style>
    <style:style style:name="T54" style:parent-style-name="Fuentedepárrafopredeter." style:family="text">
      <style:text-properties style:font-name="Times New Roman" fo:font-size="14pt" style:font-size-asian="14pt" style:font-size-complex="14pt"/>
    </style:style>
    <style:style style:name="T55" style:parent-style-name="Fuentedepárrafopredeter." style:family="text">
      <style:text-properties style:font-name="Times New Roman" fo:font-size="14pt" style:font-size-asian="14pt" style:font-size-complex="14pt"/>
    </style:style>
    <style:style style:name="T56" style:parent-style-name="Fuentedepárrafopredeter." style:family="text">
      <style:text-properties style:font-name="Times New Roman" fo:font-size="14pt" style:font-size-asian="14pt" style:font-size-complex="14pt"/>
    </style:style>
    <style:style style:name="T57" style:parent-style-name="Fuentedepárrafopredeter." style:family="text">
      <style:text-properties style:font-name="Times New Roman" fo:font-size="14pt" style:font-size-asian="14pt" style:font-size-complex="14pt"/>
    </style:style>
    <style:style style:name="T58" style:parent-style-name="Fuentedepárrafopredeter." style:family="text">
      <style:text-properties style:font-name="Times New Roman" fo:font-size="14pt" style:font-size-asian="14pt" style:font-size-complex="14pt"/>
    </style:style>
    <style:style style:name="P59" style:parent-style-name="Pa3" style:family="paragraph">
      <style:paragraph-properties fo:text-align="justify"/>
    </style:style>
    <style:style style:name="S1" style:family="section">
      <style:section-properties fo:margin-left="0in" fo:margin-right="0in" style:writing-mode="lr-tb"/>
    </style:style>
    <style:style style:name="P60" style:parent-style-name="Default" style:family="paragraph">
      <style:text-properties style:font-name="Calibri" style:use-window-font-color="true" fo:font-size="11pt" style:font-size-asian="11pt" style:font-size-complex="11pt"/>
    </style:style>
    <style:style style:name="T61" style:parent-style-name="Fuentedepárrafopredeter." style:family="text">
      <style:text-properties style:font-name="Calibri" style:use-window-font-color="true" fo:font-size="11pt" style:font-size-asian="11pt" style:font-size-complex="11pt"/>
    </style:style>
    <style:style style:name="P62" style:parent-style-name="Título2" style:master-page-name="MP2" style:family="paragraph">
      <style:paragraph-properties fo:break-before="page"/>
    </style:style>
    <style:style style:name="TableColumn65" style:family="table-column">
      <style:table-column-properties style:column-width="1.0027in"/>
    </style:style>
    <style:style style:name="TableColumn66" style:family="table-column">
      <style:table-column-properties style:column-width="0.6951in"/>
    </style:style>
    <style:style style:name="TableColumn67" style:family="table-column">
      <style:table-column-properties style:column-width="0.6361in"/>
    </style:style>
    <style:style style:name="TableColumn68" style:family="table-column">
      <style:table-column-properties style:column-width="0.6756in"/>
    </style:style>
    <style:style style:name="TableColumn69" style:family="table-column">
      <style:table-column-properties style:column-width="0.625in"/>
    </style:style>
    <style:style style:name="TableColumn70" style:family="table-column">
      <style:table-column-properties style:column-width="0.5652in"/>
    </style:style>
    <style:style style:name="TableColumn71" style:family="table-column">
      <style:table-column-properties style:column-width="0.5611in"/>
    </style:style>
    <style:style style:name="TableColumn72" style:family="table-column">
      <style:table-column-properties style:column-width="0.5722in"/>
    </style:style>
    <style:style style:name="TableColumn73" style:family="table-column">
      <style:table-column-properties style:column-width="0.5652in"/>
    </style:style>
    <style:style style:name="Table64" style:family="table">
      <style:table-properties style:width="5.8986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fo:background-color="#BFBFBF"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fo:background-color="#BFBFBF" style:writing-mode="lr-tb" fo:padding-top="0in" fo:padding-left="0.075in" fo:padding-bottom="0in" fo:padding-right="0.075in"/>
    </style:style>
    <style:style style:name="P10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0" style:family="table-cell">
      <style:table-cell-properties fo:border="0.0069in solid #000000" fo:background-color="#BFBFBF" style:writing-mode="lr-tb" fo:padding-top="0in" fo:padding-left="0.075in" fo:padding-bottom="0in" fo:padding-right="0.075in"/>
    </style:style>
    <style:style style:name="P12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2" style:family="table-cell">
      <style:table-cell-properties fo:border="0.0069in solid #000000" fo:background-color="#BFBFBF" style:writing-mode="lr-tb" fo:padding-top="0in" fo:padding-left="0.075in" fo:padding-bottom="0in" fo:padding-right="0.075in"/>
    </style:style>
    <style:style style:name="P12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39" style:family="table-cell">
      <style:table-cell-properties fo:border="0.0069in solid #000000" fo:background-color="#BFBFBF" style:writing-mode="lr-tb" fo:padding-top="0in" fo:padding-left="0.075in" fo:padding-bottom="0in" fo:padding-right="0.075in"/>
    </style:style>
    <style:style style:name="P14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1" style:family="table-cell">
      <style:table-cell-properties fo:border="0.0069in solid #000000" fo:background-color="#BFBFBF"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3" style:family="table-cell">
      <style:table-cell-properties fo:border="0.0069in solid #000000" fo:background-color="#BFBFBF" style:writing-mode="lr-tb" fo:padding-top="0in" fo:padding-left="0.075in" fo:padding-bottom="0in" fo:padding-right="0.075in"/>
    </style:style>
    <style:style style:name="P14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0" style:family="table-cell">
      <style:table-cell-properties fo:border="0.0069in solid #000000" fo:background-color="#BFBFBF" style:writing-mode="lr-tb" fo:padding-top="0in" fo:padding-left="0.075in" fo:padding-bottom="0in" fo:padding-right="0.075in"/>
    </style:style>
    <style:style style:name="P16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2" style:family="table-cell">
      <style:table-cell-properties fo:border="0.0069in solid #000000" fo:background-color="#BFBFBF" style:writing-mode="lr-tb" fo:padding-top="0in" fo:padding-left="0.075in" fo:padding-bottom="0in" fo:padding-right="0.075in"/>
    </style:style>
    <style:style style:name="P16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1" style:family="table-cell">
      <style:table-cell-properties fo:border="0.0069in solid #000000" fo:background-color="#BFBFBF" style:writing-mode="lr-tb" fo:padding-top="0in" fo:padding-left="0.075in" fo:padding-bottom="0in" fo:padding-right="0.075in"/>
    </style:style>
    <style:style style:name="P18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3" style:family="table-cell">
      <style:table-cell-properties fo:border="0.0069in solid #000000" fo:background-color="#BFBFBF" style:writing-mode="lr-tb" fo:padding-top="0in" fo:padding-left="0.075in" fo:padding-bottom="0in" fo:padding-right="0.075in"/>
    </style:style>
    <style:style style:name="P18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5" style:family="table-cell">
      <style:table-cell-properties fo:border="0.0069in solid #000000" fo:background-color="#BFBFBF" style:writing-mode="lr-tb" fo:padding-top="0in" fo:padding-left="0.075in" fo:padding-bottom="0in" fo:padding-right="0.075in"/>
    </style:style>
    <style:style style:name="P18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0" style:family="table-cell">
      <style:table-cell-properties fo:border="0.0069in solid #000000" fo:background-color="#BFBFBF" style:writing-mode="lr-tb" fo:padding-top="0in" fo:padding-left="0.075in" fo:padding-bottom="0in" fo:padding-right="0.075in"/>
    </style:style>
    <style:style style:name="P20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2" style:family="table-cell">
      <style:table-cell-properties fo:border="0.0069in solid #000000" fo:background-color="#BFBFBF" style:writing-mode="lr-tb" fo:padding-top="0in" fo:padding-left="0.075in" fo:padding-bottom="0in" fo:padding-right="0.075in"/>
    </style:style>
    <style:style style:name="P20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4" style:family="table-cell">
      <style:table-cell-properties fo:border="0.0069in solid #000000" fo:background-color="#BFBFBF" style:writing-mode="lr-tb" fo:padding-top="0in" fo:padding-left="0.075in" fo:padding-bottom="0in" fo:padding-right="0.075in"/>
    </style:style>
    <style:style style:name="P20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9" style:family="table-cell">
      <style:table-cell-properties fo:border="0.0069in solid #000000" fo:background-color="#BFBFBF" style:writing-mode="lr-tb" fo:padding-top="0in" fo:padding-left="0.075in" fo:padding-bottom="0in" fo:padding-right="0.075in"/>
    </style:style>
    <style:style style:name="P22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1" style:family="table-cell">
      <style:table-cell-properties fo:border="0.0069in solid #000000" fo:background-color="#BFBFBF" style:writing-mode="lr-tb" fo:padding-top="0in" fo:padding-left="0.075in" fo:padding-bottom="0in" fo:padding-right="0.075in"/>
    </style:style>
    <style:style style:name="P22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3" style:family="table-cell">
      <style:table-cell-properties fo:border="0.0069in solid #000000" fo:background-color="#BFBFBF" style:writing-mode="lr-tb" fo:padding-top="0in" fo:padding-left="0.075in" fo:padding-bottom="0in" fo:padding-right="0.075in"/>
    </style:style>
    <style:style style:name="P22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0" style:family="table-cell">
      <style:table-cell-properties fo:border="0.0069in solid #000000" fo:background-color="#BFBFBF" style:writing-mode="lr-tb" fo:padding-top="0in" fo:padding-left="0.075in" fo:padding-bottom="0in" fo:padding-right="0.075in"/>
    </style:style>
    <style:style style:name="P24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2" style:family="table-cell">
      <style:table-cell-properties fo:border="0.0069in solid #000000" fo:background-color="#BFBFBF" style:writing-mode="lr-tb" fo:padding-top="0in" fo:padding-left="0.075in" fo:padding-bottom="0in" fo:padding-right="0.075in"/>
    </style:style>
    <style:style style:name="P24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3" style:family="table-cell">
      <style:table-cell-properties fo:border="0.0069in solid #000000" fo:background-color="#BFBFBF" style:writing-mode="lr-tb" fo:padding-top="0in" fo:padding-left="0.075in" fo:padding-bottom="0in" fo:padding-right="0.075in"/>
    </style:style>
    <style:style style:name="P26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P267" style:parent-style-name="Normal" style:family="paragraph">
      <style:text-properties style:font-name="Calibri Light" style:font-name-asian="Times New Roman" fo:font-style="italic" style:font-style-asian="italic" style:font-style-complex="italic" fo:color="#2F5496"/>
    </style:style>
    <style:style style:name="P268" style:parent-style-name="Bibliografía" style:family="paragraph">
      <style:paragraph-properties fo:margin-left="0.5in" fo:text-indent="-0.5in">
        <style:tab-stops/>
      </style:paragraph-properties>
    </style:style>
    <style:style style:name="T269" style:parent-style-name="Fuentedepárrafopredeter." style:family="text">
      <style:text-properties fo:font-style="italic" style:font-style-asian="italic" style:font-style-complex="italic"/>
    </style:style>
    <style:style style:name="P270" style:parent-style-name="Bibliografía" style:family="paragraph">
      <style:paragraph-properties fo:margin-left="0.5in" fo:text-indent="-0.5in">
        <style:tab-stops/>
      </style:paragraph-properties>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P273" style:parent-style-name="Bibliografía" style:family="paragraph">
      <style:paragraph-properties fo:margin-left="0.5in" fo:text-indent="-0.5in">
        <style:tab-stops/>
      </style:paragraph-properties>
    </style:style>
    <style:style style:name="P274" style:parent-style-name="Bibliografía" style:family="paragraph">
      <style:paragraph-properties fo:margin-left="0.5in" fo:text-indent="-0.5in">
        <style:tab-stops/>
      </style:paragraph-properties>
    </style:style>
    <style:style style:name="P275" style:parent-style-name="Normal" style:family="paragraph">
      <style:paragraph-properties style:text-autospace="none" fo:margin-bottom="0in" fo:line-height="100%"/>
    </style:style>
    <style:style style:name="P276" style:parent-style-name="Normal" style:family="paragraph">
      <style:paragraph-properties style:text-autospace="none" fo:margin-bottom="0in" fo:line-height="100%"/>
    </style:style>
  </office:automatic-styles>
  <office:body>
    <office:text text:use-soft-page-breaks="true">
      <text:p text:style-name="P1">ANTEPROYECTO</text:p>
      <text:p text:style-name="Normal"/>
      <text:p text:style-name="Normal"/>
      <text:p text:style-name="Normal"/>
      <text:p text:style-name="Normal"/>
      <text:p text:style-name="Normal"/>
      <text:p text:style-name="Normal"/>
      <text:p text:style-name="P3"><text:span text:style-name="Énfasis">ANÁLISIS DE LA INFLUENCIA DE LAS HERRAMIENTAS OPEN SOURCE EN EL PROCESO DE APRENDIZAJE EN LA EDUCACIÓN FORMAL</text:span></text:p>
      <text:p text:style-name="P4">IMPACIENCIA – UNIVERSIDAD DE MÁLAGA<text:s/></text:p>
      <text:p text:style-name="Normal"/>
      <text:p text:style-name="Normal"/>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4">Málaga a 18 de noviembre de 2017</text:p>
      <text:p text:style-name="P15"/>
      <text:p text:style-name="P16"/>
      <text:table-of-content text:name="_TOC0">
        <text:table-of-content-source text:outline-level="6"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source>
        <text:index-body>
          <text:p text:style-name="P17"><text:a xlink:href="#_Toc498809527" office:target-frame-name="_top" xlink:show="replace"><text:span text:style-name="Hipervínculo">Antecedentes</text:span><text:tab/>3</text:a></text:p>
          <text:p text:style-name="P18"><text:a xlink:href="#_Toc498809528" office:target-frame-name="_top" xlink:show="replace"><text:span text:style-name="Hipervínculo">Anteproyecto</text:span><text:tab/>3</text:a></text:p>
          <text:p text:style-name="P19"><text:a xlink:href="#_Toc498809529" office:target-frame-name="_top" xlink:show="replace"><text:span text:style-name="Hipervínculo">Problema de la investigación</text:span><text:tab/>3</text:a></text:p>
          <text:p text:style-name="P20"><text:a xlink:href="#_Toc498809530" office:target-frame-name="_top" xlink:show="replace"><text:span text:style-name="Hipervínculo">Objetivo de la investigación</text:span><text:tab/>3</text:a></text:p>
          <text:p text:style-name="P21"><text:a xlink:href="#_Toc498809531" office:target-frame-name="_top" xlink:show="replace"><text:span text:style-name="Hipervínculo">Justificación</text:span><text:tab/>3</text:a></text:p>
          <text:p text:style-name="P22"><text:a xlink:href="#_Toc498809532" office:target-frame-name="_top" xlink:show="replace"><text:span text:style-name="Hipervínculo">Marco teórico</text:span><text:tab/>4</text:a></text:p>
          <text:p text:style-name="P23"><text:a xlink:href="#_Toc498809533" office:target-frame-name="_top" xlink:show="replace"><text:span text:style-name="Hipervínculo">Antecedentes teóricos</text:span><text:tab/>4</text:a></text:p>
          <text:p text:style-name="P24"><text:a xlink:href="#_Toc498809534" office:target-frame-name="_top" xlink:show="replace"><text:span text:style-name="Hipervínculo">Bases teóricas</text:span><text:tab/>5</text:a></text:p>
          <text:p text:style-name="P25"><text:a xlink:href="#_Toc498809535" office:target-frame-name="_top" xlink:show="replace"><text:span text:style-name="T26">Proyectos Open-Source</text:span><text:tab/>5</text:a></text:p>
          <text:p text:style-name="P27"><text:a xlink:href="#_Toc498809536" office:target-frame-name="_top" xlink:show="replace"><text:span text:style-name="T28">Open softwar</text:span><text:span text:style-name="T29">e</text:span><text:tab/>5</text:a></text:p>
          <text:p text:style-name="P30"><text:a xlink:href="#_Toc498809537" office:target-frame-name="_top" xlink:show="replace"><text:span text:style-name="T31">Open Hardware</text:span><text:tab/>5</text:a></text:p>
          <text:p text:style-name="P32"><text:a xlink:href="#_Toc498809538" office:target-frame-name="_top" xlink:show="replace"><text:span text:style-name="T33">Hardware estático</text:span><text:tab/>5</text:a></text:p>
          <text:p text:style-name="P34"><text:a xlink:href="#_Toc498809539" office:target-frame-name="_top" xlink:show="replace"><text:span text:style-name="T35">IMPRESIÓN 3D</text:span><text:tab/>6</text:a></text:p>
          <text:p text:style-name="P36"><text:a xlink:href="#_Toc498809540" office:target-frame-name="_top" xlink:show="replace"><text:span text:style-name="Hipervínculo">Metodología</text:span><text:tab/>7</text:a></text:p>
          <text:p text:style-name="P37"><text:a xlink:href="#_Toc498809541" office:target-frame-name="_top" xlink:show="replace"><text:span text:style-name="Hipervínculo">Aspectos administrativos</text:span><text:tab/>7</text:a></text:p>
          <text:p text:style-name="P38"><text:a xlink:href="#_Toc498809542" office:target-frame-name="_top" xlink:show="replace"><text:span text:style-name="Hipervínculo">Recursos</text:span><text:tab/>7</text:a></text:p>
          <text:p text:style-name="P39"><text:a xlink:href="#_Toc498809543" office:target-frame-name="_top" xlink:show="replace"><text:span text:style-name="Hipervínculo">Cronograma</text:span><text:tab/>8</text:a></text:p>
          <text:p text:style-name="P40"><text:a xlink:href="#_Toc498809544" office:target-frame-name="_top" xlink:show="replace"><text:span text:style-name="Hipervínculo">Bibliografía</text:span><text:tab/>8</text:a></text:p>
        </text:index-body>
      </text:table-of-content>
      <text:p text:style-name="P41"/>
      <text:p text:style-name="P42"/>
      <text:p text:style-name="P43"/>
      <text:p text:style-name="P44"/>
      <text:p text:style-name="P45"/>
      <text:p text:style-name="TítuloTDC"/>
      <text:p text:style-name="P46"/>
      <text:p text:style-name="P47"/>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498808490"/><text:bookmark-start text:name="_Toc498809527"/><text:soft-page-break/>Antecedentes<text:bookmark-end text:name="_Toc498808490"/><text:bookmark-end text:name="_Toc498809527"/></text:h>
      <text:p text:style-name="Normal">La investigación es “una actividad orientada a descubrir algo desconocido ...” y<text:s/>puede definirse como “el esfuerzo que se emprende para resolver un problema.” (Sabino y Sierra Bravo, 1991, 1992. p.27).</text:p>
      <text:p text:style-name="Normal">Es por todo esto por lo que la investigación implica el descubrimiento de algún aspecto de la realidad y la producción de un nuevo conocimiento que puede tener una aplicación inmediata a la solución de problemas (investigación aplicada) o por otro lado se hacen postulados teóricos sobre una ciencia concreta (investigación pura).</text:p>
      <text:p text:style-name="Normal">En este documento nos vamos a centrar a redactar la planificación del proyecto, es decir, en la selección del tema, la identificación del problema y la formulación del anteproyecto. Para seguidamente realizar el proyecto.</text:p>
      <text:h text:style-name="Título1" text:outline-level="1"><text:bookmark-start text:name="_Toc498809528"/>Anteproyecto<text:bookmark-end text:name="_Toc498809528"/></text:h>
      <text:p text:style-name="Normal">El anteproyecto, también conocido como pre-proyecto es un breve documento en el<text:s/>que se expresan las ideas iniciales sobre la investigación que se va a realizar. Es una especie de borrador en sucio.</text:p>
      <text:p text:style-name="Normal"/>
      <text:h text:style-name="Título2" text:outline-level="2"><text:bookmark-start text:name="_Toc498808491"/><text:bookmark-start text:name="_Toc498809529"/>Problema de la investigación<text:bookmark-end text:name="_Toc498808491"/><text:bookmark-end text:name="_Toc498809529"/></text:h>
      <text:p text:style-name="Normal">La educación al igual que todo en pleno siglo XXI avanza a gran velocidad, aunque con pequeños desfases. Uno<text:s/>de estos desfases es la incorporación del avance en las nuevas tecnologías al aula por un motivo u otro.</text:p>
      <text:p text:style-name="Normal">Algunos de los motivos por los que las nuevas tecnologías no se han incorporado puede ser el miedo al uso de nuevas herramientas, el elevado coste de<text:s/>las mismas o que los docentes no aceptan el valor didáctico de las nuevas herramientas educativas.</text:p>
      <text:p text:style-name="Normal">Cuando hablamos del coste, nos tenemos que centrar en las tecnologías que se han aplicado a la educación en los últimos diez años, es decir, la electrónica,<text:s/>la robótica o la impresión en 3D, las cuales pueden tener un elevado coste.</text:p>
      <text:p text:style-name="Normal">Por otro lado, uno de los principales problemas es la falta de evaluación externa sobre la eficiencia de los diferentes métodos de trabajo en el aula y como favorecen el aprendizaje. (XARXATIC, s.f.) (Martí, 2013)</text:p>
      <text:h text:style-name="Título2" text:outline-level="2"><text:bookmark-start text:name="_Toc498808492"/><text:bookmark-start text:name="_Toc498809530"/>Objetivo de la investigación<text:bookmark-end text:name="_Toc498808492"/><text:bookmark-end text:name="_Toc498809530"/></text:h>
      <text:p text:style-name="Normal">La investigación incorpora a su misma vez la creación de un conjunto de herramientas open source aplicables a la educación junto a material didáctico para facilitar el uso de las mismas y como<text:s/>ventaja tenemos el coste de estas herramientas, ya que al ser open source se reduce notablemente el precio de los materiales necesarios en su fabricación.</text:p>
      <text:p text:style-name="Normal">El principal objetivo de la investigación es analizar el valor didáctico de las herramientas educativas y analizar la eficiencia e influencias que tienen en el proceso del aprendizaje.</text:p>
      <text:p text:style-name="Normal"/>
      <text:h text:style-name="Título2" text:outline-level="2"><text:bookmark-start text:name="_Toc498808493"/><text:bookmark-start text:name="_Toc498809531"/>Justificación<text:bookmark-end text:name="_Toc498808493"/><text:bookmark-end text:name="_Toc498809531"/></text:h>
      <text:p text:style-name="Normal">Como ya hemos mencionado anteriormente, la educación y la tecnología son dos conceptos que avanzan continuamente. La aplicación de las TIC en la educación tiene como finalidad mejorar el aprendizaje y permitir una formación con más calidad, de forma práctica y amena para los alumnos.</text:p>
      <text:p text:style-name="Normal">Es por esto por lo que al analizar la influencia de estas herramientas educativas en el aprendizaje podemos conocer mejor algunos aspectos para mejorar las prácticas educativas y a su vez hacer herramientas más intuitivas y con mejores resultados de aprendizaje.</text:p>
      <text:p text:style-name="Normal">Es decir, pretendemos analizar esa influencia para así mejorar las prácticas educativas haciendo uso de herramientas open<text:s/>source.</text:p>
      <text:h text:style-name="Título2" text:outline-level="2"><text:bookmark-start text:name="_Toc498808494"/><text:bookmark-start text:name="_Toc498809532"/><text:soft-page-break/>Marco teórico<text:bookmark-end text:name="_Toc498808494"/><text:bookmark-end text:name="_Toc498809532"/></text:h>
      <text:h text:style-name="Título3" text:outline-level="3"><text:bookmark-start text:name="_Toc498808495"/><text:bookmark-start text:name="_Toc498809533"/>Antecedentes teóricos<text:bookmark-end text:name="_Toc498808495"/><text:bookmark-end text:name="_Toc498809533"/></text:h>
      <text:p text:style-name="Normal">Desde diversos foros y disciplinas (didáctica, sociología de la comunicación, psicología, filosofía, etc.) surgen actualmente voces que proponen nuevas bases epistemológicas para la construcción del conocimiento<text:s/>científico en educación.<text:span text:style-name="T48"><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 sugerentes retos a la educación en relación con el diseño de actividades y materiales educativos. Propiciar el dominio de los instrumentos culturales vinculado a unos contextos a través de la privilegiación de éstos por parte de los sujetos y promover<text:span text:style-name="T49"><text:s/></text:span>acciones de extrapolación de conocimientos de unos contextos a otros nuevos se proponen como metas educativas específicas desde esta perspectiva. Algunos trabajos<text:span text:style-name="T50"><text:s/></text:span>fundamentados en los últimos avances en la teoría de la actividad proponen<text:span text:style-name="T51"><text:s/></text:span>estrategias específicas en el diseño de materiales y actividades educativas. (Reigeluth, 1999).</text:p>
      <text:p text:style-name="Normal"><text:s/>En éstos, se aportan procesos y pautas concretas en la<text:span text:style-name="T52"><text:s/></text:span>elaboración de materiales didácticos apoyados en distintos medios; a través de las<text:span text:style-name="T53"><text:s/></text:span>acciones que realizan los alumnos en el marco de contextos de actividad diseñados<text:span text:style-name="T54"><text:s/></text:span>con fines educativos y con variedad de medios e instrumentos para su realización<text:span text:style-name="T55"><text:s/></text:span>pretende que éstos alcancen un alto dominio de los diversos lenguajes<text:span text:style-name="T56"><text:s/></text:span>implícitos en las elaboraciones culturales para que pueda construir y proyectar su<text:span text:style-name="T57"><text:s/></text:span>identidad a través de ellos.<text:span text:style-name="T58"><text:s/></text:span>(REBOLLO CATALÁN, Mª ÁNGELES. La investigación educativa sobre nuevas tecnologías: una aproximación sociocultural. Enseñanza, 20, 2002,113-126).</text:p>
      <text:p text:style-name="Default"/>
      <text:p text:style-name="Normal"><text:s/>Los sistemas open source y open hardware son una opción económica, eficiente y flexible para implementar y desarrollar tecnología en el aula. El uso de estas herramientas permite la construcción de sistemas complejos haciendo uso de software y hardware diseñado por terceros, ofreciendo una gran flexibilidad gracias<text:s/>a la disponibi­lidad del código y circuitos esquemáticos; 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 con recursos muy limitados. La calidad de las herramientas para el desarrollo de las aplicaciones es muy buena y no tienen nada que envidiar a equivalentes comerciales. Con estas aplicaciones se pretende también involucrar a los estudiantes en proyectos a nivel de trabajos de fin de materia y/o proyectos de grado en la cultura del open source tanto de software como de Hardware. (Arango, Navarro, &amp; Bestier Padilla, 2014)</text:p>
      <text:p text:style-name="Normal">La presencia del ordenador en todos los ámbitos de nuestra sociedad hace inevitable su uso en entornos educativos y, por tanto, exige una profunda reflexión para descubrir sus mejores potencialidades educativas y su adaptación a la actividad educativa cotidiana. La implantación de las nuevas tecnologías en el mundo educativo abre un horizonte de posibilidades y recursos que pueden y deben enriquecer los procesos de enseñanza y de aprendizaje.<text:s/></text:p>
      <text:p text:style-name="Normal">En España y en países de nuestro entorno se han puesto en marcha durante las dos últimas décadas diferentes planes dirigidos a introducir las nuevas tecnologías en los centros escolares.</text:p>
      <text:p text:style-name="Normal">Las autoridades<text:s/>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soft-page-break/>
      <text:p text:style-name="Normal">El objeto último de esta investigación es la búsqueda sistemática de la información que permita conocer cuál ha sido<text:s/>la realidad de la incorporación de los medios informáticos a la enseñanza, y de lo que desde dentro de la comunidad educativa es considerado como óptimo y necesario para una buena integración de esos medios. (Fernández Prieto)</text:p>
      <text:p text:style-name="Normal">Como podemos ver, son múltiples las citas a tesis de investigación y TFG que tratan sobre el uso de herramientas open source o TIC en el ámbito educativo. Cabe decir que las mencionadas investigaciones siempre han dado resultados positivos acerca de los usos de estas tecnologías e intentan demostrar que este uso es favorable en el proceso educativo.</text:p>
      <text:h text:style-name="Título3" text:outline-level="3"><text:bookmark-start text:name="_Toc498808496"/><text:bookmark-start text:name="_Toc498809534"/>Bases teóricas<text:bookmark-end text:name="_Toc498808496"/><text:bookmark-end text:name="_Toc498809534"/></text:h>
      <text:p text:style-name="P59"/>
      <text:h text:style-name="Título4" text:outline-level="4"><text:bookmark-start text:name="_Toc498809535"/><text:span text:style-name="Referenciaintensa">Proyectos Open-Source</text:span><text:bookmark-end text:name="_Toc498809535"/><text:span text:style-name="Referenciaintensa"><text:s/></text:span></text:h>
      <text:p text:style-name="Normal">Open source es un término que se originó en el con­texto del desarrollo de software para referirse a la tec­nología cuyo código es “abierto”, es<text:s/>decir, que cual­quier persona puede usarla, modificarla o mejorarla. En un esfuerzo de colaboración desinteresado, donde programadores y diseñadores van mejorando el códi­go de un programa y comparten los cambios con todo el mundo. Esta filosofía surgió a<text:s/>principios de los años 90 en la comunidad tecnológica como respuesta al software patentado por las empresas. En Finlandia, Linus Torvalds, un estudiante de ciencias computa­cionales insatisfecho con el sistema operativo “Mi­nix “, implementaba las primeras<text:s/>versiones del núcleo de Linux: muy pronto equipos enteros completaron el sistema operativo hasta hacerlo estable.</text:p>
      <text:p text:style-name="Normal">Sin embargo, cuando hablamos de open source tam­bién nos referimos a un conjunto de valores, lo que algunos llaman el “estilo open source”: todos los proyectos, productos o iniciativas que apuestan por el intercambio abierto, la participación colaborativa, la transparencia y el desarrollo comunitario pueden considerarse open source.<text:s/></text:p>
      <text:p text:style-name="Normal">Algunos ejemplos de open source: Open Office.<text:s/></text:p>
      <text:h text:style-name="Título4" text:outline-level="4"><text:bookmark-start text:name="_Toc498809536"/><text:span text:style-name="Referenciaintensa">Open software</text:span><text:bookmark-end text:name="_Toc498809536"/><text:span text:style-name="Referenciaintensa"><text:s/></text:span></text:h>
      <text:p text:style-name="Normal">Si bien existen diversas definiciones para Open soft­ware, básicamente significa que los usuarios tienen la libertad para ejecutar, copiar, distribuir, estudiar, modificar y mejorar el software. Algunos autores lo denominan «software libre» (no significa<text:s/>software gratis), el cual tiene un contexto de libertad no de pre­cio, de hecho, existe la posibilidad de cobrar por el desarrollo y por la distribución de Software Libre.<text:s/></text:p>
      <text:p text:style-name="Normal">En la práctica, "Software Libre" y "código abierto" significan, expresan, cosas diferentes. Hay quien de­nomina al Software Libre como "código abierto" o "software de fuentes abiertas" ("open source" soft­ware).</text:p>
      <text:h text:style-name="Título4" text:outline-level="4"><text:bookmark-start text:name="_Toc498809537"/><text:span text:style-name="Referenciaintensa">Open Hardware</text:span><text:bookmark-end text:name="_Toc498809537"/><text:span text:style-name="Referenciaintensa"><text:s/></text:span></text:h>
      <text:p text:style-name="Normal">El open hardware emplea la misma filosofía que el open software para apli­carlas en su campo. Es una propuesta casi tan antigua como la del open software, sin embargo, su empleo no es tan directo. Compartir diseños hardware es más complicado. Richard Stallman afirma que las ideas del software libre se pueden aplicar a los ficheros ne­cesarios para su diseño y especificación (esquemas, PCB, etc.), pero no al circuito físico en sí.<text:s/></text:p>
      <text:section text:name="Sect1" text:style-name="S1">
        <text:h text:style-name="Título4" text:outline-level="4"><text:bookmark-start text:name="_Toc498809538"/><text:span text:style-name="Referenciaintensa">Hardware estático</text:span><text:bookmark-end text:name="_Toc498809538"/></text:h>
        <text:p text:style-name="Normal">Como bien se conoce los com­ponentes tradicionales de un diseño de hardware son el circuito esquemático, el circuito impreso, informa­ción de diseño y documentación asociada. El produc­to final de los archivos de diseño da como resultado un circuito de existencia física (se puede tocar). Esta y otras diferencias con el software hacen que surjan una serie de problemas si se desean utilizar los mis­mos conceptos y licencias<text:s/>que para el software.</text:p>
        <text:p text:style-name="Normal">En este documento, nos vamos a centrar en hablar de la plataforma que usaremos en nuestro proyecto de investigación, es decir, Arduino.</text:p>
        <text:p text:style-name="Normal">ARDUINO: es una plataforma electrónica basada en el principio del hardware libre, no propietario,<text:s/>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 Software”, más una importan­te<text:s/><text:soft-page-break/>comunidad de usuarios en la que se intercambian grandes volúmenes de información compartiendo sus proyectos y desarrollos.<text:s/></text:p>
        <text:h text:style-name="Título4" text:outline-level="4"><text:bookmark-start text:name="_Toc498809539"/><text:span text:style-name="Referenciaintensa">IMPRESIÓN 3D</text:span><text:bookmark-end text:name="_Toc498809539"/></text:h>
        <text:p text:style-name="P60">La impresión 3D es la técnica que usa una impresora 3D para realizar réplicas de diseños en 3D, creando así piezas o maquetas volumétricas a partir de un diseño realizado a ordenador. El funcionamiento en su simplicidad consiste en un extrusor que distribuye pequeñas dosis del material usado en un plano, consiguiendo con la suma de planos la pieza deseada.</text:p>
        <text:p text:style-name="Default"><text:span text:style-name="T61">En la actualidad se usa en múltiples campos, abarcando el campo de la medicina o el de la repostería.</text:span></text:p>
      </text:section>
      <text:h text:style-name="P62" text:outline-level="2"><text:bookmark-start text:name="_Toc498808497"/><text:bookmark-start text:name="_Toc498809540"/><text:soft-page-break/>Metodología<text:bookmark-end text:name="_Toc498808497"/><text:bookmark-end text:name="_Toc498809540"/></text:h>
      <text:p text:style-name="Normal">Nuestro proyecto de investigación es del tipo explicativo-descriptivo, y en vamos a relacionar las causas-efecto de la aplicación de las herramientas educativa en el aprendizaje.</text:p>
      <text:p text:style-name="Normal">La investigación será experimental, es decir, en ella someteremos a alumnos de distinto nivel a numerosas pruebas y haciendo<text:s/>uso de las herramientas educativas (variable independiente), veremos como el aprendizaje cambia (variable dependiente).</text:p>
      <text:p text:style-name="Normal">La población está formada como ya se ha mencionado anteriormente por alumnos matriculados en enseñanzas obligatorias (primaria, secundaria) en centros educativos de la provincia de Málaga.</text:p>
      <text:p text:style-name="Normal">El muestreo estará estratificado en función de la edad y los instrumentos a usar son una mezcla entre la observación directa, la encuesta y el análisis de contenido.</text:p>
      <text:h text:style-name="Título2" text:outline-level="2"><text:bookmark-start text:name="_Toc498808498"/><text:bookmark-start text:name="_Toc498809541"/>Aspectos administrativos<text:bookmark-end text:name="_Toc498808498"/><text:bookmark-end text:name="_Toc498809541"/></text:h>
      <text:h text:style-name="Título3" text:outline-level="3"><text:bookmark-start text:name="_Toc498808499"/><text:bookmark-start text:name="_Toc498809542"/>Recursos<text:bookmark-end text:name="_Toc498808499"/><text:bookmark-end text:name="_Toc498809542"/></text:h>
      <text:p text:style-name="Normal">Entre los recursos podemos contar con recursos humanos, materiales y financieros.</text:p>
      <text:p text:style-name="Normal">El equipo humano está formado por tres estudiantes de la Universidad de Málaga que estudian los tres distintos grados: Comunicación audiovisual, Educación primaria y Traducción<text:s/>e interpretación.</text:p>
      <text:p text:style-name="Normal">Dentro de los recursos materiales disponemos de material de oficina fungible y habitual tales como libretas o bolígrafos y por otro lado durante el proceso de investigación necesitaremos algunas placas microcontroladoras Arduino con sus<text:s/>respectivos sensores y actuadores y una impresora 3D con su respectivo filamento.</text:p>
      <text:p text:style-name="Normal">Actualmente no podemos realizar con exactitud un presupuesto, por lo que no mencionamos los recursos financieros con los que contam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3" text:outline-level="3"><text:bookmark-start text:name="_Toc498809543"/><text:soft-page-break/>Cronograma<text:bookmark-end text:name="_Toc498809543"/></text:h>
      <text:p text:style-name="Normal"/>
      <table:table table:style-name="Table64">
        <table:table-columns>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Actividad</text:p>
          </table:table-cell>
          <table:table-cell table:style-name="TableCell77" table:number-columns-spanned="2">
            <text:p text:style-name="P78">Noviembre</text:p>
          </table:table-cell>
          <table:covered-table-cell/>
          <table:table-cell table:style-name="TableCell79" table:number-columns-spanned="2">
            <text:p text:style-name="P80">Diciembre</text:p>
          </table:table-cell>
          <table:covered-table-cell/>
          <table:table-cell table:style-name="TableCell81" table:number-columns-spanned="2">
            <text:p text:style-name="P82">Enero</text:p>
          </table:table-cell>
          <table:covered-table-cell/>
          <table:table-cell table:style-name="TableCell83" table:number-columns-spanned="2">
            <text:p text:style-name="P84">Febrero</text:p>
          </table:table-cell>
          <table:covered-table-cell/>
        </table:table-row>
        <table:table-row table:style-name="TableRow85">
          <table:table-cell table:style-name="TableCell86">
            <text:p text:style-name="P87">Anteproyecto</text:p>
          </table:table-cell>
          <table:table-cell table:style-name="TableCell88" table:number-columns-spanned="2">
            <text:p text:style-name="P89"/>
          </table:table-cell>
          <table:covered-table-cell/>
          <table:table-cell table:style-name="TableCell90" table:number-columns-spanned="2">
            <text:p text:style-name="P91"/>
          </table:table-cell>
          <table:covered-table-cell/>
          <table:table-cell table:style-name="TableCell92" table:number-columns-spanned="2">
            <text:p text:style-name="P93"/>
          </table:table-cell>
          <table:covered-table-cell/>
          <table:table-cell table:style-name="TableCell94" table:number-columns-spanned="2">
            <text:p text:style-name="P95"/>
          </table:table-cell>
          <table:covered-table-cell/>
        </table:table-row>
        <table:table-row table:style-name="TableRow96">
          <table:table-cell table:style-name="TableCell97">
            <text:p text:style-name="P98">Arqueo bibliográfico</text:p>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Marco teórico</text:p>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Elaboración de instrumentos técnicos</text:p>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Prueba de los instrumentos</text:p>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Recolección de datos</text:p>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Análisis de datos</text:p>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Borrador del<text:s/>informe</text:p>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Revisión y corrección</text:p>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Entrega del informe final</text:p>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row>
      </table:table>
      <text:p text:style-name="P267"/>
      <text:h text:style-name="Título2" text:outline-level="2"><text:bookmark-start text:name="_Toc498809544"/>Bibliografía<text:bookmark-end text:name="_Toc498809544"/></text:h>
      <text:p text:style-name="P268">Arango, R., Navarro, Á., &amp; Bestier Padilla, J. (20 de Marzo de 2014). SISTEMAS OPEN HARDWARE Y OPEN SOURCE APLICADOS A LA ENSEÑANZA. (U. d. Quindío, Ed.)<text:s/><text:span text:style-name="T269">Revista de Investigaciones, 25</text:span>, 126-133.</text:p>
      <text:p text:style-name="P270">Fernández Prieto, M. S. (s.f.).<text:s/><text:span text:style-name="T271">Las nuevas tecnologías en la educación.</text:span><text:s/>(U. A. Madrid, Ed.) Madrid: Departamento de Didáctica y Teoría de la Educación.</text:p>
      <text:p text:style-name="Normal">Martí, J. (14 de Marzo de 2013).<text:s/><text:span text:style-name="T272">Xarxatic</text:span>. Obtenido de<text:s/><text:a xlink:href="http://www.xarxatic.com/causas-de-la-mala-implementacion-de-las-tic-en-el-aula/" office:target-frame-name="_top" xlink:show="replace"><text:span text:style-name="Hipervínculo">www.xarxatic.com/causas-de-la-mala-implementacion-de-las-tic-en-el-aula/</text:span></text:a></text:p>
      <text:p text:style-name="P273">REBOLLO CATALÁN, M.a ÁNGELES. La investigación educativa sobre</text:p>
      <text:p text:style-name="P274">nuevas tecnologías: una aproximación sociocultural. Enseñanza, 20, 2002,113-126.</text:p>
      <text:p text:style-name="P275">REIGELUTH, C. N. (1999): Lnstructional design theories and modeh: A new paradigm ofinstructional</text:p>
      <text:p text:style-name="Normal">theory. Mahwah, Erlbaum.</text:p>
      <text:p text:style-name="Normal">Sabino, C. (1992). El proceso de investigación (2a ed.). Caracas: Panapo.</text:p>
      <text:p text:style-name="P276">Sierra<text:s/>Bravo, R. (1991 a.). Diccionario práctico de estadística y técnicas de</text:p>
      <text:p text:style-name="Normal">investigación científica. Madrid: Paraninfo.</text:p>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3472in" style:print-orientation="portrait" fo:margin-top="0.5in" fo:margin-left="0.6416in" fo:margin-bottom="0.5in" fo:margin-right="0.2486in" style:num-format="1" style:writing-mode="lr-tb">
        <style:footnote-sep style:width="0.007in" style:rel-width="33%" style:color="#000000" style:line-style="solid" style:adjustment="left"/>
      </style:page-layout-properties>
      <style:header-style>
        <style:header-footer-properties style:dynamic-spacing="true" fo:min-height="0.234in"/>
      </style:header-style>
      <style:footer-style>
        <style:header-footer-properties style:dynamic-spacing="true" fo:min-height="-0.068in"/>
      </style:footer-style>
    </style:page-layout>
    <style:style style:name="P2"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3" style:parent-style-name="Piedepágina" style:family="paragraph">
      <style:paragraph-properties fo:text-align="end"/>
    </style:style>
  </office:automatic-styles>
  <office:master-styles>
    <style:master-page style:name="MP0" style:page-layout-name="PL0">
      <style:footer>
        <text:p text:style-name="P2"><text:page-number text:fixed="false">4</text:page-number></text:p>
        <text:p text:style-name="Piedepágina"/>
      </style:footer>
    </style:master-page>
    <style:master-page style:next-style-name="MP0" style:name="MPF0" style:page-layout-name="PL0"/>
    <style:master-page style:name="MP2" style:page-layout-name="PL2">
      <style:footer>
        <text:p text:style-name="P63"><text:page-number text:fixed="false">8</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miguel fortes sanchez</dc:creator>
    <meta:creation-date>2017-11-19T11:20:00Z</meta:creation-date>
    <dc:date>2017-11-20T09:03:00Z</dc:date>
    <meta:print-date>2017-11-19T11:42:00Z</meta:print-date>
    <meta:template xlink:href="Normal" xlink:type="simple"/>
    <meta:editing-cycles>7</meta:editing-cycles>
    <meta:editing-duration>PT3900S</meta:editing-duration>
    <meta:document-statistic meta:page-count="8" meta:paragraph-count="33" meta:word-count="2563" meta:character-count="16629" meta:row-count="117" meta:non-whitespace-character-count="14099"/>
  </office:meta>
</office:document-meta>
</file>